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7.67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pecial-Register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</text:p>
          </table:table-cell>
          <table:table-cell office:value-type="string">
            <text:p>arithmetic status register</text:p>
          </table:table-cell>
          <table:table-cell/>
        </table:table-row>
        <table:table-row table:style-name="ro2">
          <table:table-cell office:value-type="string">
            <text:p>rK</text:p>
          </table:table-cell>
          <table:table-cell office:value-type="string">
            <text:p>interrupt mask register</text:p>
          </table:table-cell>
          <table:table-cell/>
        </table:table-row>
        <table:table-row table:style-name="ro2">
          <table:table-cell office:value-type="string">
            <text:p>rQ</text:p>
          </table:table-cell>
          <table:table-cell office:value-type="string">
            <text:p>interrupt request regis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W</text:p>
          </table:table-cell>
          <table:table-cell office:value-type="string">
            <text:p>where-interrupted register (trip)</text:p>
          </table:table-cell>
          <table:table-cell/>
        </table:table-row>
        <table:table-row table:style-name="ro2">
          <table:table-cell office:value-type="string">
            <text:p>rX</text:p>
          </table:table-cell>
          <table:table-cell office:value-type="string">
            <text:p>execution-register (trip)</text:p>
          </table:table-cell>
          <table:table-cell/>
        </table:table-row>
        <table:table-row table:style-name="ro2">
          <table:table-cell office:value-type="string">
            <text:p>rY</text:p>
          </table:table-cell>
          <table:table-cell office:value-type="string">
            <text:p>Y operand (trip)</text:p>
          </table:table-cell>
          <table:table-cell/>
        </table:table-row>
        <table:table-row table:style-name="ro2">
          <table:table-cell office:value-type="string">
            <text:p>rZ</text:p>
          </table:table-cell>
          <table:table-cell office:value-type="string">
            <text:p>Z operand (trip)</text:p>
          </table:table-cell>
          <table:table-cell/>
        </table:table-row>
        <table:table-row table:style-name="ro2">
          <table:table-cell office:value-type="string">
            <text:p>rB</text:p>
          </table:table-cell>
          <table:table-cell office:value-type="string">
            <text:p>bootstrap register (trip)</text:p>
          </table:table-cell>
          <table:table-cell/>
        </table:table-row>
        <table:table-row table:style-name="ro2">
          <table:table-cell office:value-type="string">
            <text:p>rWW</text:p>
          </table:table-cell>
          <table:table-cell office:value-type="string">
            <text:p>where-interrupted register (trip)</text:p>
          </table:table-cell>
          <table:table-cell/>
        </table:table-row>
        <table:table-row table:style-name="ro2">
          <table:table-cell office:value-type="string">
            <text:p>rXX</text:p>
          </table:table-cell>
          <table:table-cell office:value-type="string">
            <text:p>execution-register (trap)</text:p>
          </table:table-cell>
          <table:table-cell/>
        </table:table-row>
        <table:table-row table:style-name="ro2">
          <table:table-cell office:value-type="string">
            <text:p>rYY</text:p>
          </table:table-cell>
          <table:table-cell office:value-type="string">
            <text:p>Y operand (trap)</text:p>
          </table:table-cell>
          <table:table-cell/>
        </table:table-row>
        <table:table-row table:style-name="ro2">
          <table:table-cell office:value-type="string">
            <text:p>rZZ</text:p>
          </table:table-cell>
          <table:table-cell office:value-type="string">
            <text:p>Z operand (trap)</text:p>
          </table:table-cell>
          <table:table-cell/>
        </table:table-row>
        <table:table-row table:style-name="ro2">
          <table:table-cell office:value-type="string">
            <text:p>rBB</text:p>
          </table:table-cell>
          <table:table-cell office:value-type="string">
            <text:p>bootstrap register (trap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C</text:p>
          </table:table-cell>
          <table:table-cell office:value-type="string">
            <text:p>cycle counter</text:p>
          </table:table-cell>
          <table:table-cell/>
        </table:table-row>
        <table:table-row table:style-name="ro2">
          <table:table-cell office:value-type="string">
            <text:p>rI</text:p>
          </table:table-cell>
          <table:table-cell office:value-type="string">
            <text:p>interval counter</text:p>
          </table:table-cell>
          <table:table-cell/>
        </table:table-row>
        <table:table-row table:style-name="ro2">
          <table:table-cell office:value-type="string">
            <text:p>rU</text:p>
          </table:table-cell>
          <table:table-cell office:value-type="string">
            <text:p>usage coun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D</text:p>
          </table:table-cell>
          <table:table-cell office:value-type="string">
            <text:p>dividend register</text:p>
          </table:table-cell>
          <table:table-cell/>
        </table:table-row>
        <table:table-row table:style-name="ro2">
          <table:table-cell office:value-type="string">
            <text:p>rH</text:p>
          </table:table-cell>
          <table:table-cell office:value-type="string">
            <text:p>himult regis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E</text:p>
          </table:table-cell>
          <table:table-cell office:value-type="string">
            <text:p>epsilon register</text:p>
          </table:table-cell>
          <table:table-cell/>
        </table:table-row>
        <table:table-row table:style-name="ro2">
          <table:table-cell office:value-type="string">
            <text:p>rF</text:p>
          </table:table-cell>
          <table:table-cell office:value-type="string">
            <text:p>failure location register</text:p>
          </table:table-cell>
          <table:table-cell/>
        </table:table-row>
        <table:table-row table:style-name="ro2">
          <table:table-cell office:value-type="string">
            <text:p>rM</text:p>
          </table:table-cell>
          <table:table-cell office:value-type="string">
            <text:p>multiplex mask register</text:p>
          </table:table-cell>
          <table:table-cell/>
        </table:table-row>
        <table:table-row table:style-name="ro2">
          <table:table-cell office:value-type="string">
            <text:p>rP</text:p>
          </table:table-cell>
          <table:table-cell office:value-type="string">
            <text:p>prediction register</text:p>
          </table:table-cell>
          <table:table-cell/>
        </table:table-row>
        <table:table-row table:style-name="ro2">
          <table:table-cell office:value-type="string">
            <text:p>rT</text:p>
          </table:table-cell>
          <table:table-cell office:value-type="string">
            <text:p>trap address regis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G</text:p>
          </table:table-cell>
          <table:table-cell office:value-type="string">
            <text:p>global threshold register</text:p>
          </table:table-cell>
          <table:table-cell/>
        </table:table-row>
        <table:table-row table:style-name="ro2">
          <table:table-cell office:value-type="string">
            <text:p>rL</text:p>
          </table:table-cell>
          <table:table-cell office:value-type="string">
            <text:p>local threshold register</text:p>
          </table:table-cell>
          <table:table-cell/>
        </table:table-row>
        <table:table-row table:style-name="ro2">
          <table:table-cell office:value-type="string">
            <text:p>rS</text:p>
          </table:table-cell>
          <table:table-cell office:value-type="string">
            <text:p>register stack pointer</text:p>
          </table:table-cell>
          <table:table-cell office:value-type="string">
            <text:p>virtual address where items of the register stack that have been pushed down, but not yet stored in mem, will be stored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egister stack offset</text:p>
          </table:table-cell>
          <table:table-cell office:value-type="string">
            <text:p>virtual address where local registers ($0 .. $(L – 1)) will be store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J</text:p>
          </table:table-cell>
          <table:table-cell office:value-type="string">
            <text:p>return-jump regist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N</text:p>
          </table:table-cell>
          <table:table-cell office:value-type="string">
            <text:p>serial numb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V</text:p>
          </table:table-cell>
          <table:table-cell office:value-type="string">
            <text:p>virtual translation register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8">10/08/2010</text:date>, <text:time>11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s Asmussen</meta:initial-creator>
    <meta:creation-date>2010-10-08T11:02:20</meta:creation-date>
    <dc:date>2010-10-08T11:52:13</dc:date>
    <dc:creator>Nils Asmussen</dc:creator>
    <meta:editing-duration>PT00H19M01S</meta:editing-duration>
    <meta:editing-cycles>1</meta:editing-cycles>
    <meta:document-statistic meta:table-count="3" meta:cell-count="63" meta:object-count="0"/>
    <meta:generator>OpenOffice.org/3.2$Unix OpenOffice.org_project/320m12$Build-9483</meta:generator>
  </office:meta>
</office:document-meta>
</file>